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36pt" style:font-size-complex="36pt"/>
    </style:style>
    <style:style style:name="T1" style:family="text">
      <style:text-properties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artesische Koordina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rechtwinkliges Koordinatensystem, d.h. ein Koordinatensystem, dessen Achsen alle im rechten Winkel zueinander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gerichtete Größe: er hat eine Richtung und eine Läng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addiert man rechnerisch Vek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addiert komponentenweise:</text:p>
            <text:p/>
            <text:p/>
            <text:p/>
          </draw:text-box>
        </draw:frame>
        <draw:frame draw:style-name="gr2" draw:text-style-name="P1" draw:layer="layout" svg:width="13.785cm" svg:height="3.359cm" svg:x="7.107cm" svg:y="10.82cm">
          <text:p/>
          <draw:object xlink:href="../../Skript%203/Komponentenweise%20Addition%20von%20Vektore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otiert man Vektoren in Polarkoordina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gibt ihre Länge und ihren Winkel zur x-Achse a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ann man Vektoren immer komponentenweise betrach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, da einem Vektor immer eine Basis zugrundelieg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1">Kann man Bewegungen und Kräfte immer in die einzelnen Komponenten entlang der Raumrichtungen aufteil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Raumrichtungen eine Basis darste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genau hat ein Vektor den Betrag Nul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jede seiner Komponenten Null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2M25S</meta:editing-duration>
    <meta:editing-cycles>12</meta:editing-cycles>
    <meta:generator>LibreOffice/4.3.4.1$Windows_x86 LibreOffice_project/bc356b2f991740509f321d70e4512a6a54c5f243</meta:generator>
    <dc:date>2015-03-01T17:08:55.027000000</dc:date>
    <meta:document-statistic meta:object-count="118"/>
  </office:meta>
</office:document-meta>
</file>